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uble_20_Dash" svg:stroke-width="0.05cm" svg:stroke-color="#000000" draw:marker-start-width="0.29cm" draw:marker-end-width="0.29cm" draw:fill="none" draw:textarea-vertical-align="middle" fo:padding-top="0.15cm" fo:padding-bottom="0.15cm" fo:padding-left="0.275cm" fo:padding-right="0.275cm" loext:decorative="false"/>
    </style:style>
    <style:style style:name="gr2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6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standard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252cm" fo:min-width="0.002cm" fo:padding-top="0.14cm" fo:padding-bottom="0.14cm" fo:padding-left="0.265cm" fo:padding-right="0.265cm" loext:decorative="false"/>
    </style:style>
    <style:style style:name="gr8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92cm" fo:min-width="0cm" fo:padding-top="0.14cm" fo:padding-bottom="0.14cm" fo:padding-left="0.265cm" fo:padding-right="0.265cm" loext:decorative="false"/>
    </style:style>
    <style:style style:name="gr9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0.252cm" fo:min-width="0cm" fo:padding-top="0.15cm" fo:padding-bottom="0.15cm" fo:padding-left="0.275cm" fo:padding-right="0.275cm" fo:wrap-option="wrap" loext:decorative="false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0.264cm" fo:min-width="0cm" loext:decorative="false"/>
    </style:style>
    <style:style style:name="gr11" style:family="graphic" style:parent-style-name="standard">
      <style:graphic-properties svg:stroke-width="0.03cm" svg:stroke-color="#000000" draw:marker-start-width="0.25cm" draw:marker-end-width="0.25cm" draw:fill-color="#00000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2" style:family="graphic" style:parent-style-name="standard">
      <style:graphic-properties draw:stroke="none" svg:stroke-color="#000000" draw:fill="none" draw:fill-color="#ffffff" fo:min-height="0.71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5cm" loext:decorative="false"/>
      <style:paragraph-properties style:writing-mode="lr-tb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font-weight="normal" style:font-weight-asian="normal" style:font-weight-complex="normal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25cm" svg:y1="0.828cm" svg:x2="2.25cm" svg:y2="2.268cm">
          <text:p/>
        </draw:line>
        <draw:custom-shape draw:style-name="gr2" draw:text-style-name="P2" draw:layer="layout" svg:width="0.2cm" svg:height="0.2cm" svg:x="2.151cm" svg:y="2.20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">
          <svg:title>TexMaths</svg:title>
          <svg:desc>12§latex§$U(t)$§svg§600§TRUE§</svg:desc>
          <draw:g draw:style-name="gr4">
            <draw:path draw:style-name="gr5" draw:text-style-name="P3" draw:layer="layout" svg:width="0.29cm" svg:height="0.295cm" svg:x="1.141cm" svg:y="2.504cm" svg:viewBox="0 0 291 296" svg:d="M239 44c4-18 12-30 45-31 3 0 7-1 7-8 0-1 0-5-4-5-15 0-29 1-44 1-14 0-30-1-44-1-2 0-7 0-7 8 0 5 5 5 7 5 24 0 29 9 29 18 0 1 0 7-1 8-13 51-25 101-38 151-14 55-63 92-105 92-29 0-50-18-50-55 1-10 0-14 3-32 14-54 27-108 41-163 5-15 5-19 36-19 11 0 14 0 14-8 0-5-5-5-6-5-12 0-42 1-54 1s-42-1-54-1c-3 0-8 0-8 8 0 5 4 5 12 5 1 0 8 0 16 0 8 1 12 1 12 7 0 3-5 21-8 30-3 13-6 25-9 37-4 16-24 96-25 103-4 12-4 18-4 25 0 51 38 81 83 81 52 0 105-48 118-103 13-50 25-99 38-149z">
              <text:p/>
            </draw:path>
            <draw:path draw:style-name="gr5" draw:text-style-name="P3" draw:layer="layout" svg:width="0.096cm" svg:height="0.419cm" svg:x="1.487cm" svg:y="2.475cm" svg:viewBox="0 0 97 420" svg:d="M97 415c0-1 0-1-6-8-53-54-67-133-67-198 0-73 17-146 68-197 5-6 5-6 5-7 0-4-1-5-3-5-5 0-42 29-68 83-21 45-26 92-26 126s5 84 28 132c25 52 61 79 66 79 2 0 3-1 3-5z">
              <text:p/>
            </draw:path>
            <draw:path draw:style-name="gr5" draw:text-style-name="P3" draw:layer="layout" svg:width="0.128cm" svg:height="0.266cm" svg:x="1.619cm" svg:y="2.528cm" svg:viewBox="0 0 129 267" svg:d="M77 95c13 0 26 0 39 0 9 0 13 0 13-9 0-5-4-5-12-5-12 0-24 0-37 0 15-59 17-68 17-70 0-7-5-11-12-11-1 0-13 0-17 14-5 23-11 45-16 67-14 0-27 0-40 0-8 0-12 0-12 9 0 5 4 5 12 5 12 0 25 0 37 0-31 118-32 125-32 134 0 22 15 38 38 38 43 0 67-61 67-65 0-3-3-3-5-3-3 0-4 1-7 4-18 45-39 54-54 54-9 0-13-4-13-19 0-9 1-13 3-20 10-41 20-82 31-123z">
              <text:p/>
            </draw:path>
            <draw:path draw:style-name="gr5" draw:text-style-name="P3" draw:layer="layout" svg:width="0.097cm" svg:height="0.419cm" svg:x="1.785cm" svg:y="2.475cm" svg:viewBox="0 0 98 420" svg:d="M98 209c0-32-4-82-27-130-25-51-63-79-66-79s-5 2-5 5c0 1 0 1 8 9 41 41 65 108 65 195 0 72-15 146-67 199-6 6-6 6-6 7 0 3 2 5 5 5s42-29 67-82c22-46 26-93 26-129z">
              <text:p/>
            </draw:path>
          </draw:g>
        </draw:g>
        <draw:custom-shape draw:style-name="gr2" draw:text-style-name="P2" draw:layer="layout" svg:width="0.2cm" svg:height="0.2cm" svg:x="2.151cm" svg:y="2.8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cm" svg:y1="0.85cm" svg:x2="8cm" svg:y2="4.47cm">
          <text:p/>
        </draw:line>
        <draw:line draw:style-name="gr6" draw:text-style-name="P1" draw:layer="layout" svg:x1="2.24cm" svg:y1="0.838cm" svg:x2="8.02cm" svg:y2="0.838cm">
          <text:p/>
        </draw:line>
        <draw:line draw:style-name="gr1" draw:text-style-name="P1" draw:layer="layout" svg:x1="2.25cm" svg:y1="3.028cm" svg:x2="2.25cm" svg:y2="4.468cm">
          <text:p/>
        </draw:line>
        <draw:line draw:style-name="gr6" draw:text-style-name="P1" draw:layer="layout" svg:x1="2.241cm" svg:y1="4.438cm" svg:x2="8.001cm" svg:y2="4.438cm">
          <text:p/>
        </draw:line>
        <draw:g draw:style-name="gr3">
          <draw:custom-shape draw:style-name="gr7" draw:text-style-name="P4" draw:layer="layout" svg:width="0.75cm" svg:height="0.75cm" svg:x="4.85cm" svg:y="0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3">
            <svg:title>TexMaths</svg:title>
            <svg:desc>12§latex§$A$§svg§600§TRUE§</svg:desc>
            <draw:g draw:style-name="gr4">
              <draw:path draw:style-name="gr5" draw:text-style-name="P3" draw:layer="layout" svg:width="0.286cm" svg:height="0.299cm" svg:x="5.08cm" svg:y="0.702cm" svg:viewBox="0 0 287 300" svg:d="M61 252c-17 28-33 34-51 35-6 0-10 0-10 8 0 3 2 5 6 5 11 0 24-1 36-1 13 0 29 1 42 1 2 0 7 0 7-8 0-5-4-5-6-5-10-1-20-4-20-14 0-5 3-10 6-16 10-18 21-36 32-54 35 0 70 0 105 0 0 9 6 66 6 71 0 12-21 13-30 13-6 0-9 0-9 8 0 5 4 5 6 5 16 0 34-1 51-1 11 0 37 1 48 1 2 0 7 0 7-8 0-5-4-5-10-5-26 0-26-3-27-14-8-88-17-176-25-263-1-9-1-10-9-10-5 0-8 2-10 7-49 82-97 164-145 245zM111 190c27-46 54-92 82-139 4 47 9 93 14 139-32 0-64 0-96 0z">
                <text:p/>
              </draw:path>
            </draw:g>
          </draw:g>
        </draw:g>
        <draw:g draw:style-name="gr3">
          <svg:title>TexMaths</svg:title>
          <svg:desc>12§latex§$I_{\mathrm{eff}}$§svg§600§TRUE§</svg:desc>
          <draw:g draw:style-name="gr4">
            <draw:path draw:style-name="gr5" draw:text-style-name="P3" draw:layer="layout" svg:width="0.193cm" svg:height="0.285cm" svg:x="5.642cm" svg:y="1.11cm" svg:viewBox="0 0 194 286" svg:d="M142 32c4-15 5-19 39-19 9 0 13 0 13-8 0-5-5-5-6-5-12 0-43 1-55 1-13 0-43-1-56-1-3 0-9 0-9 8 0 5 4 5 12 5 18 0 29 0 29 9 0 1 0 2-1 6-19 75-38 150-57 226-3 15-4 19-38 19-9 0-13 0-13 8 0 5 5 5 6 5 12 0 43-1 55-1 13 0 44 1 56 1 4 0 9 0 9-8 0-5-4-5-12-5-9 0-10 0-18 0-10-1-11-4-11-7 0-4 0-7 1-10 19-74 38-149 56-224z">
              <text:p/>
            </draw:path>
            <draw:path draw:style-name="gr5" draw:text-style-name="P3" draw:layer="layout" svg:width="0.125cm" svg:height="0.133cm" svg:x="5.824cm" svg:y="1.328cm" svg:viewBox="0 0 126 134" svg:d="M117 65c6 0 9 0 9-8 0-25-15-57-59-57-38 0-67 31-67 67 0 37 32 67 71 67 40 0 55-31 55-38 0-1-2-4-5-4-4 0-5 1-6 5-8 23-31 28-42 28-13 0-26-6-36-17-11-15-11-33-11-43 31 0 61 0 91 0zM26 56c4-40 30-48 41-48 36 0 37 41 38 48-26 0-52 0-79 0z">
              <text:p/>
            </draw:path>
            <draw:path draw:style-name="gr5" draw:text-style-name="P3" draw:layer="layout" svg:width="0.198cm" svg:height="0.206cm" svg:x="5.972cm" svg:y="1.252cm" svg:viewBox="0 0 199 207" svg:d="M142 91c13 0 25 0 38 0 0-4 0-7 0-11-13 0-26 0-39 0 0-11 0-21 0-32 0-28 16-40 29-40 2 0 5 0 8 2-4 2-7 7-7 12 0 8 7 13 15 13 7 0 13-5 13-13 0-14-13-22-29-22-11 0-24 4-34 12-10-10-27-12-39-12-31 0-72 14-72 48 0 11 0 21 0 32-8 0-17 0-25 0 0 4 0 7 0 11 8 0 17 0 25 0 0 31 0 61 0 92 0 13-2 13-21 13 0 4 0 8 0 11 10 0 20-1 32-1 11 0 23 0 33 1 0-3 0-7 0-11-19 0-22 0-22-13 0-31 0-61 0-92 24 0 48 0 73 0 0 31 0 61 0 92 0 13-3 13-22 13 0 4 0 8 0 11 1 0 22-1 34-1s25 0 38 1c0-3 0-7 0-11-2 0-4 0-6 0-22 0-22-3-22-13 0-31 0-61 0-92zM45 80c0-11 0-21 0-32 0-29 30-40 52-40 2 0 14 0 25 5-4 1-8 5-8 12 0 5 1 10 7 12-1 4-1 7-1 11 0 11 0 21 0 32-25 0-50 0-75 0z">
              <text:p/>
            </draw:path>
          </draw:g>
        </draw:g>
        <draw:custom-shape draw:style-name="gr8" draw:text-style-name="P2" draw:layer="layout" svg:width="0.5cm" svg:height="1.2cm" draw:transform="rotate (1.5707963267949) translate (4.642cm 4.7cm)">
          <text:p/>
          <draw:enhanced-geometry svg:viewBox="0 0 21600 21600" draw:type="rectangle" draw:enhanced-path="M 0 0 L 21600 0 21600 21600 0 21600 0 0 Z N"/>
        </draw:custom-shape>
        <draw:g draw:style-name="gr3">
          <svg:title>TexMaths</svg:title>
          <svg:desc>12§latex§$R_{1}=10\,\mathrm{\Omega}$§svg§600§TRUE§</svg:desc>
          <draw:g draw:style-name="gr4">
            <draw:path draw:style-name="gr5" draw:text-style-name="P3" draw:layer="layout" svg:width="0.3cm" svg:height="0.294cm" svg:x="4.326cm" svg:y="3.664cm" svg:viewBox="0 0 301 295" svg:d="M140 29c3-11 4-15 12-16 4 0 18 0 27 0 30 0 76 0 76 41 0 14-7 43-24 60-10 11-33 24-70 24-16 0-32 0-48 0 9-37 18-73 27-109zM201 144c42-10 93-40 93-82 0-36-37-62-93-62-40 0-80 0-121 0-8 0-12 0-12 8 0 5 4 5 12 5 2 0 9 0 16 0 8 1 12 1 12 7 0 2 0 3-1 8-19 75-39 150-58 225-3 16-5 20-38 20-7 0-11 0-11 8 0 5 5 5 6 5 12 0 41-2 53-2s42 2 54 2c3 0 8 0 8-8 0-5-3-5-12-5-15 0-27 0-27-8 0-3 1-4 1-8 9-36 18-73 27-110 17 0 34 0 51 0 38 0 45 23 45 39 0 6-2 19-5 28-3 12-7 27-7 35 0 46 51 46 57 46 36 0 50-42 50-48 0-5-3-4-5-5-5 0-5 2-6 6-11 31-29 38-38 38-15 0-17-9-17-26 0-13 2-34 5-48 0-6 1-13 1-19 0-33-29-46-40-49z">
              <text:p/>
            </draw:path>
            <draw:path draw:style-name="gr5" draw:text-style-name="P3" draw:layer="layout" svg:width="0.107cm" svg:height="0.194cm" svg:x="4.661cm" svg:y="3.817cm" svg:viewBox="0 0 108 195" svg:d="M67 8c0-7-1-8-9-8-18 19-46 19-58 19 0 4 0 7 0 11 7 0 26 0 43-8 0 49 0 99 0 149 0 10 0 13-30 13-3 0-7 0-11 0 0 4 0 8 0 11 5 0 42-1 53-1 9 0 46 1 53 1 0-3 0-7 0-11-4 0-8 0-12 0-29 0-29-3-29-13 0-54 0-108 0-163z">
              <text:p/>
            </draw:path>
            <draw:path draw:style-name="gr5" draw:text-style-name="P3" draw:layer="layout" svg:width="0.28cm" svg:height="0.097cm" svg:x="4.958cm" svg:y="3.795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5" draw:text-style-name="P3" draw:layer="layout" svg:width="0.138cm" svg:height="0.278cm" svg:x="5.417cm" svg:y="3.671cm" svg:viewBox="0 0 139 279" svg:d="M86 11c0-11 0-11-9-11-27 26-64 26-77 26 0 5 0 9 0 14 8 0 32 0 55-11 0 72 0 144 0 216 0 16-1 21-39 21-5 0-9 0-14 0 0 4 0 9 0 13 15-2 52-2 69-2s53 0 68 2c0-4 0-9 0-13-5 0-9 0-14 0-37 0-39-5-39-21 0-78 0-156 0-234z">
              <text:p/>
            </draw:path>
            <draw:path draw:style-name="gr5" draw:text-style-name="P3" draw:layer="layout" svg:width="0.176cm" svg:height="0.286cm" svg:x="5.607cm" svg:y="3.671cm" svg:viewBox="0 0 177 287" svg:d="M177 145c0-34-2-67-16-98-21-41-54-47-72-47-25 0-57 11-73 49-15 29-16 62-16 96 0 31 1 68 18 100 19 34 49 42 70 42 22 0 55-8 74-48 13-28 15-62 15-94zM88 279c-16 0-41-11-48-52-5-25-5-63-5-88 0-26 0-54 3-77 8-50 40-54 50-54 14 0 42 9 50 49 4 24 4 56 4 82 0 32 0 60-4 87-7 40-31 53-50 53z">
              <text:p/>
            </draw:path>
            <draw:path draw:style-name="gr5" draw:text-style-name="P3" draw:layer="layout" svg:width="0.265cm" svg:height="0.295cm" svg:x="5.89cm" svg:y="3.654cm" svg:viewBox="0 0 266 296" svg:d="M266 227c-3 0-7 0-11 0-2 11-3 21-7 30-2 8-3 11-27 11-12 0-23 0-34 0 5-24 18-44 37-72s37-58 37-91c0-58-57-105-128-105-72 0-128 48-128 105 0 33 17 63 37 91 18 28 31 48 37 72-11 0-22 0-33 0-24 0-27-3-28-9-4-10-6-21-8-32-4 0-7 0-10 0 4 23 9 46 13 69 23 0 45 0 67 0 10 0 11 0 11-10 0-29-13-66-23-92-8-25-20-58-20-90 0-67 47-94 85-94 40 0 85 30 85 94 0 32-12 64-24 98-6 18-20 55-20 84 0 10 1 10 12 10 22 0 44 0 66 0 5-23 9-46 14-69z">
              <text:p/>
            </draw:path>
          </draw:g>
        </draw:g>
        <draw:g draw:style-name="gr3">
          <draw:g draw:style-name="gr3">
            <draw:custom-shape draw:style-name="gr9" draw:text-style-name="P1" draw:layer="layout" svg:width="0.54cm" svg:height="0.552cm" svg:x="7.749cm" svg:y="1.53cm">
              <text:p/>
              <draw:enhanced-geometry draw:mirror-horizontal="true" draw:glue-point-type="segments" draw:type="mso-spt100" draw:modifiers="-90 89.375392856633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0" draw:text-style-name="P2" draw:layer="layout" svg:width="0.073cm" svg:height="0.514cm" svg:x="7.972cm" svg:y="1.554cm">
              <text:p/>
              <draw:enhanced-geometry svg:viewBox="0 0 21600 21600" draw:type="rectangle" draw:enhanced-path="M 0 0 L 21600 0 21600 21600 0 21600 0 0 Z N"/>
            </draw:custom-shape>
          </draw:g>
          <draw:g draw:style-name="gr3">
            <draw:custom-shape draw:style-name="gr9" draw:text-style-name="P1" draw:layer="layout" svg:width="0.54cm" svg:height="0.552cm" svg:x="7.749cm" svg:y="2.096cm">
              <text:p/>
              <draw:enhanced-geometry draw:mirror-horizontal="true" draw:glue-point-type="segments" draw:type="mso-spt100" draw:modifiers="-90 89.375392856633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0" draw:text-style-name="P2" draw:layer="layout" svg:width="0.073cm" svg:height="0.514cm" svg:x="7.972cm" svg:y="2.12cm">
              <text:p/>
              <draw:enhanced-geometry svg:viewBox="0 0 21600 21600" draw:type="rectangle" draw:enhanced-path="M 0 0 L 21600 0 21600 21600 0 21600 0 0 Z N"/>
            </draw:custom-shape>
          </draw:g>
          <draw:g draw:style-name="gr3">
            <draw:custom-shape draw:style-name="gr9" draw:text-style-name="P1" draw:layer="layout" svg:width="0.54cm" svg:height="0.552cm" svg:x="7.749cm" svg:y="2.648cm">
              <text:p/>
              <draw:enhanced-geometry draw:mirror-horizontal="true" draw:glue-point-type="segments" draw:type="mso-spt100" draw:modifiers="-90 89.375392856633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0" draw:text-style-name="P2" draw:layer="layout" svg:width="0.073cm" svg:height="0.514cm" svg:x="7.972cm" svg:y="2.672cm">
              <text:p/>
              <draw:enhanced-geometry svg:viewBox="0 0 21600 21600" draw:type="rectangle" draw:enhanced-path="M 0 0 L 21600 0 21600 21600 0 21600 0 0 Z N"/>
            </draw:custom-shape>
          </draw:g>
          <draw:g draw:style-name="gr3">
            <draw:custom-shape draw:style-name="gr9" draw:text-style-name="P1" draw:layer="layout" svg:width="0.54cm" svg:height="0.552cm" svg:x="7.75cm" svg:y="3.2cm">
              <text:p/>
              <draw:enhanced-geometry draw:mirror-horizontal="true" draw:glue-point-type="segments" draw:type="mso-spt100" draw:modifiers="-90 89.375392856633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0" draw:text-style-name="P2" draw:layer="layout" svg:width="0.073cm" svg:height="0.514cm" svg:x="7.973cm" svg:y="3.224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1" draw:text-style-name="P5" draw:layer="layout" svg:width="0.15cm" svg:height="0.15cm" draw:transform="rotate (-1.5707963267949) translate (8.088cm 1.435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15cm" svg:height="0.15cm" draw:transform="rotate (-1.5707963267949) translate (8.088cm 3.7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0.75cm" svg:height="0.962cm" svg:x="1.858cm" svg:y="2.15cm">
          <draw:text-box>
            <text:p><text:span text:style-name="T1">~</text:span></text:p>
          </draw:text-box>
        </draw:frame>
        <draw:line draw:style-name="gr6" draw:text-style-name="P1" draw:layer="layout" svg:x1="8.661cm" svg:y1="3.8cm" svg:x2="8.661cm" svg:y2="1.55cm">
          <text:p/>
        </draw:line>
        <draw:line draw:style-name="gr1" draw:text-style-name="P1" draw:layer="layout" svg:x1="3.85cm" svg:y1="4.428cm" svg:x2="3.85cm" svg:y2="5.868cm">
          <text:p/>
        </draw:line>
        <draw:line draw:style-name="gr1" draw:text-style-name="P1" draw:layer="layout" svg:x1="6.55cm" svg:y1="4.428cm" svg:x2="6.55cm" svg:y2="5.868cm">
          <text:p/>
        </draw:line>
        <draw:custom-shape draw:style-name="gr11" draw:text-style-name="P5" draw:layer="layout" svg:width="0.15cm" svg:height="0.15cm" draw:transform="rotate (-1.5707963267949) translate (6.63cm 4.3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15cm" svg:height="0.15cm" draw:transform="rotate (-1.5707963267949) translate (3.93cm 4.3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6.45cm" svg:y="5.8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3.75cm" svg:y="5.85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">
          <svg:title>TexMaths</svg:title>
          <svg:desc>12§latex§$U_{H}(t)$§svg§600§TRUE§</svg:desc>
          <draw:g draw:style-name="gr4">
            <draw:path draw:style-name="gr5" draw:text-style-name="P3" draw:layer="layout" svg:width="0.291cm" svg:height="0.295cm" svg:x="4.776cm" svg:y="5.803cm" svg:viewBox="0 0 292 296" svg:d="M240 44c3-18 12-30 45-31 1 0 7-1 7-8 0-1 0-5-6-5-14 0-28 1-43 1-14 0-30-1-43-1-2 0-8 0-8 8 0 5 4 5 8 5 24 0 29 9 29 18 0 1-1 7-1 8-13 51-26 101-39 151-14 55-62 92-105 92-28 0-50-18-50-55 1-10 0-14 3-32 14-54 28-108 42-163 4-15 4-19 35-19 11 0 14 0 14-8 0-5-5-5-6-5-12 0-42 1-54 1s-42-1-54-1c-3 0-8 0-8 8 0 5 4 5 12 5 1 0 8 0 16 0 8 1 12 1 12 7 0 3-5 21-8 30-3 13-6 25-9 37-4 16-24 96-25 103-4 12-4 18-4 25 0 51 38 81 83 81 52 0 105-48 118-103 13-50 26-99 39-149z">
              <text:p/>
            </draw:path>
            <draw:path draw:style-name="gr5" draw:text-style-name="P3" draw:layer="layout" svg:width="0.263cm" svg:height="0.2cm" svg:x="5.055cm" svg:y="5.951cm" svg:viewBox="0 0 264 201" svg:d="M228 24c2-11 3-13 25-13 7 0 11 0 11-6 0-1-2-5-5-5-10 0-31 1-40 1-5 0-14 0-20 0s-12-1-18-1c-2 0-6 0-6 7 0 4 4 4 10 4 3 0 6 0 10 0 6 1 7 1 7 5 0 2 0 2-1 6-6 23-12 46-18 69-32 0-65 0-98 0 6-23 11-46 17-68 2-10 3-12 26-12 5 0 9 0 9-6 0-1-2-5-5-5-9 0-30 1-39 1-4 0-15 0-20 0-6 0-13-1-19-1-1 0-6 0-6 7 0 4 4 4 10 4 3 0 6 0 10 0 7 1 7 1 7 5 0 2 0 2-1 6-13 52-26 104-39 156-3 10-3 12-25 12-5 0-10 0-10 6 0 4 2 5 5 5 9 0 30-1 38-1 6 0 16 0 21 0s13 1 19 1c1 0 6 0 6-6 0-5-3-5-10-5-5 0-6 0-11-1-7 0-7-1-7-3s0-3 1-8c7-25 14-51 21-76 32 0 65 0 98 0-6 25-13 51-19 76-3 10-4 12-27 12-4 0-8 0-8 6 0 4 2 5 5 5 8 0 30-1 38-1 5 0 16 0 21 0s13 1 19 1c1 0 6 0 6-6 0-5-4-5-10-5-5 0-6 0-12-1-6 0-6-1-6-3 0-3 1-5 1-8 13-51 26-103 39-154z">
              <text:p/>
            </draw:path>
            <draw:path draw:style-name="gr5" draw:text-style-name="P3" draw:layer="layout" svg:width="0.096cm" svg:height="0.419cm" svg:x="5.397cm" svg:y="5.774cm" svg:viewBox="0 0 97 420" svg:d="M97 415c0-1 0-1-7-8-53-54-66-133-66-198 0-73 16-146 68-197 5-6 5-6 5-7 0-4-1-5-4-5-4 0-43 29-67 83-21 45-26 92-26 126s5 84 28 132c25 52 61 79 65 79 3 0 4-1 4-5z">
              <text:p/>
            </draw:path>
            <draw:path draw:style-name="gr5" draw:text-style-name="P3" draw:layer="layout" svg:width="0.127cm" svg:height="0.266cm" svg:x="5.528cm" svg:y="5.827cm" svg:viewBox="0 0 128 267" svg:d="M77 95c13 0 26 0 39 0 9 0 12 0 12-9 0-5-3-5-11-5-12 0-24 0-37 0 15-59 17-68 17-70 0-7-5-11-12-11-1 0-13 0-17 14-5 23-11 45-16 67-14 0-27 0-40 0-8 0-12 0-12 9 0 5 2 5 11 5 12 0 25 0 37 0-30 118-31 125-31 134 0 22 15 38 38 38 43 0 67-61 67-65 0-3-3-3-5-3-4 0-4 1-7 4-18 45-39 54-54 54-9 0-13-4-13-19 0-9 0-13 3-20 10-41 20-82 31-123z">
              <text:p/>
            </draw:path>
            <draw:path draw:style-name="gr5" draw:text-style-name="P3" draw:layer="layout" svg:width="0.097cm" svg:height="0.419cm" svg:x="5.694cm" svg:y="5.774cm" svg:viewBox="0 0 98 420" svg:d="M98 209c0-32-5-82-27-130-25-51-63-79-66-79s-5 2-5 5c0 1 0 1 8 9 41 41 65 108 65 195 0 72-15 146-67 199-6 6-6 6-6 7 0 3 2 5 5 5s42-29 67-82c21-46 26-93 26-129z">
              <text:p/>
            </draw:path>
          </draw:g>
        </draw:g>
        <draw:line draw:style-name="gr1" draw:text-style-name="P1" draw:layer="layout" svg:x1="9.609cm" svg:y1="0.851cm" svg:x2="9.609cm" svg:y2="4.471cm">
          <text:p/>
        </draw:line>
        <draw:g draw:style-name="gr3">
          <draw:g draw:style-name="gr3">
            <draw:custom-shape draw:style-name="gr9" draw:text-style-name="P1" draw:layer="layout" svg:width="0.54cm" svg:height="0.552cm" svg:x="9.32cm" svg:y="1.531cm">
              <text:p/>
              <draw:enhanced-geometry draw:mirror-horizontal="false" draw:glue-point-type="segments" draw:type="mso-spt100" draw:modifiers="-90 89.375392856633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0" draw:text-style-name="P2" draw:layer="layout" svg:width="0.073cm" svg:height="0.514cm" svg:x="9.557cm" svg:y="1.555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g draw:style-name="gr3">
            <draw:custom-shape draw:style-name="gr9" draw:text-style-name="P1" draw:layer="layout" svg:width="0.54cm" svg:height="0.552cm" svg:x="9.32cm" svg:y="2.097cm">
              <text:p/>
              <draw:enhanced-geometry draw:mirror-horizontal="false" draw:glue-point-type="segments" draw:type="mso-spt100" draw:modifiers="-90 89.375392856633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0" draw:text-style-name="P2" draw:layer="layout" svg:width="0.073cm" svg:height="0.514cm" svg:x="9.557cm" svg:y="2.121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g draw:style-name="gr3">
            <draw:custom-shape draw:style-name="gr9" draw:text-style-name="P1" draw:layer="layout" svg:width="0.54cm" svg:height="0.552cm" svg:x="9.32cm" svg:y="2.649cm">
              <text:p/>
              <draw:enhanced-geometry draw:mirror-horizontal="false" draw:glue-point-type="segments" draw:type="mso-spt100" draw:modifiers="-90 89.375392856633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0" draw:text-style-name="P2" draw:layer="layout" svg:width="0.073cm" svg:height="0.514cm" svg:x="9.557cm" svg:y="2.673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g draw:style-name="gr3">
            <draw:custom-shape draw:style-name="gr9" draw:text-style-name="P1" draw:layer="layout" svg:width="0.54cm" svg:height="0.552cm" svg:x="9.319cm" svg:y="3.201cm">
              <text:p/>
              <draw:enhanced-geometry draw:mirror-horizontal="false" draw:glue-point-type="segments" draw:type="mso-spt100" draw:modifiers="-90 89.375392856633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0" draw:text-style-name="P2" draw:layer="layout" svg:width="0.073cm" svg:height="0.514cm" svg:x="9.556cm" svg:y="3.225cm">
              <text:p/>
              <draw:enhanced-geometry svg:viewBox="0 0 21600 21600" draw:mirror-horizontal="true" draw:type="rectangle" draw:enhanced-path="M 0 0 L 21600 0 21600 21600 0 21600 0 0 Z N"/>
            </draw:custom-shape>
          </draw:g>
        </draw:g>
        <draw:custom-shape draw:style-name="gr11" draw:text-style-name="P5" draw:layer="layout" svg:width="0.15cm" svg:height="0.15cm" draw:transform="rotate (-1.5707963267949) translate (9.671cm 1.436cm)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15cm" svg:height="0.15cm" draw:transform="rotate (-1.5707963267949) translate (9.671cm 3.726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8.948cm" svg:y1="3.801cm" svg:x2="8.948cm" svg:y2="1.551cm">
          <text:p/>
        </draw:line>
        <draw:line draw:style-name="gr6" draw:text-style-name="P1" draw:layer="layout" svg:x1="9.6cm" svg:y1="0.838cm" svg:x2="13.98cm" svg:y2="0.838cm">
          <text:p/>
        </draw:line>
        <draw:line draw:style-name="gr6" draw:text-style-name="P1" draw:layer="layout" svg:x1="9.641cm" svg:y1="4.438cm" svg:x2="11.601cm" svg:y2="4.438cm">
          <text:p/>
        </draw:line>
        <draw:g draw:style-name="gr3">
          <svg:title>TexMaths</svg:title>
          <svg:desc>12§latex§$R_{2}$§svg§600§TRUE§</svg:desc>
          <draw:g draw:style-name="gr4">
            <draw:path draw:style-name="gr5" draw:text-style-name="P3" draw:layer="layout" svg:width="0.298cm" svg:height="0.294cm" svg:x="14.425cm" svg:y="2.261cm" svg:viewBox="0 0 299 295" svg:d="M140 29c2-10 4-15 12-16 4 0 17 0 25 0 30 0 77 0 77 42 0 13-6 43-23 59-11 10-34 25-71 25-16 0-32 0-47 0 9-37 18-74 27-110zM201 143c42-8 92-38 92-80 0-37-38-63-93-63-40 0-80 0-120 0-8 0-12 0-12 8 0 5 4 5 12 5 1 0 9 0 16 1 8 0 12 2 12 6 0 3-1 4-3 9-18 75-37 149-56 224-4 17-5 21-38 21-7 0-11 0-11 8 0 4 5 4 6 4 12 0 41-2 53-2s42 2 54 2c2 0 8 0 8-9 0-3-4-3-12-3-16 0-28 0-28-9 0-2 2-4 2-7 9-37 18-74 27-111 17 0 34 0 50 0 39 0 46 24 46 38 0 7-4 19-6 29-3 12-6 27-6 36 0 45 50 45 55 45 36 0 50-42 50-48 0-4-3-4-5-4-3 0-4 2-4 6-11 29-29 37-39 37-14 0-16-9-16-25 0-14 2-35 3-48 1-6 3-13 3-19 0-33-29-46-40-51z">
              <text:p/>
            </draw:path>
            <draw:path draw:style-name="gr5" draw:text-style-name="P3" draw:layer="layout" svg:width="0.129cm" svg:height="0.194cm" svg:x="14.745cm" svg:y="2.415cm" svg:viewBox="0 0 130 195" svg:d="M130 141c-3 0-6 0-9 0-1 7-5 24-8 28-3 1-26 1-29 1-18 0-36 0-54 0 31-28 41-36 59-49 21-18 41-36 41-64 0-35-31-57-68-57s-62 25-62 53c0 15 13 16 16 16 7 0 15-4 15-15 0-6-1-16-17-16 10-21 29-27 43-27 29 0 45 22 45 46 0 25-18 46-28 57-23 23-47 46-70 69-4 3-4 3-4 12 41 0 81 0 122 0 3-18 6-36 8-54z">
              <text:p/>
            </draw:path>
          </draw:g>
        </draw:g>
        <draw:frame draw:style-name="gr13" draw:text-style-name="P7" draw:layer="layout" svg:width="2.85cm" svg:height="0.75cm" draw:transform="rotate (1.5707963267949) translate (8.45cm 6.45cm)">
          <draw:text-box>
            <text:p><text:span text:style-name="T2">Transformator</text:span></text:p>
          </draw:text-box>
        </draw:frame>
        <draw:custom-shape draw:style-name="gr14" draw:text-style-name="P5" draw:layer="layout" svg:width="1.5cm" svg:height="0.06cm" draw:transform="rotate (1.5707963267949) translate (11.62cm 5.2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06cm" draw:transform="rotate (1.5707963267949) translate (11.92cm 5.2cm)">
          <text:p/>
          <draw:enhanced-geometry svg:viewBox="0 0 21600 21600" draw:type="rectangle" draw:enhanced-path="M 0 0 L 21600 0 21600 21600 0 21600 0 0 Z N"/>
        </draw:custom-shape>
        <draw:g draw:style-name="gr3">
          <svg:title>TexMaths</svg:title>
          <svg:desc>12§latex§$C$§svg§600§TRUE§</svg:desc>
          <draw:g draw:style-name="gr4">
            <draw:path draw:style-name="gr5" draw:text-style-name="P3" draw:layer="layout" svg:width="0.295cm" svg:height="0.304cm" svg:x="11.684cm" svg:y="3.118cm" svg:viewBox="0 0 296 305" svg:d="M296 5c0-3-1-5-5-5-1 0-1 0-6 5-10 11-20 21-30 32-3-6-22-37-69-37-93 0-186 93-186 190 0 70 49 115 112 115 37 0 68-17 91-36 39-35 45-73 45-74 0-4-3-4-4-4-3 0-5 0-5 4-4 12-15 42-43 67-29 23-55 30-77 30-38 0-82-22-82-87 0-24 10-93 51-142 25-30 65-50 102-50 43 0 67 32 67 81 0 17-2 17-2 21s5 5 8 5c4 0 4-2 7-9 9-35 17-71 26-106z">
              <text:p/>
            </draw:path>
          </draw:g>
        </draw:g>
        <draw:line draw:style-name="gr6" draw:text-style-name="P1" draw:layer="layout" svg:x1="11.941cm" svg:y1="4.438cm" svg:x2="13.941cm" svg:y2="4.438cm">
          <text:p/>
        </draw:line>
        <draw:line draw:style-name="gr1" draw:text-style-name="P1" draw:layer="layout" svg:x1="13.95cm" svg:y1="0.828cm" svg:x2="13.95cm" svg:y2="4.468cm">
          <text:p/>
        </draw:line>
        <draw:line draw:style-name="gr1" draw:text-style-name="P1" draw:layer="layout" svg:x1="10.45cm" svg:y1="4.429cm" svg:x2="10.45cm" svg:y2="5.869cm">
          <text:p/>
        </draw:line>
        <draw:line draw:style-name="gr1" draw:text-style-name="P1" draw:layer="layout" svg:x1="13.15cm" svg:y1="4.429cm" svg:x2="13.15cm" svg:y2="5.869cm">
          <text:p/>
        </draw:line>
        <draw:custom-shape draw:style-name="gr11" draw:text-style-name="P5" draw:layer="layout" svg:width="0.15cm" svg:height="0.15cm" draw:transform="rotate (-1.5707963267949) translate (13.23cm 4.3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15cm" svg:height="0.15cm" draw:transform="rotate (-1.5707963267949) translate (10.53cm 4.3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13.05cm" svg:y="5.85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10.35cm" svg:y="5.85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">
          <svg:title>TexMaths</svg:title>
          <svg:desc>12§latex§$U_{B}(t)$§svg§600§TRUE§</svg:desc>
          <draw:g draw:style-name="gr4">
            <draw:path draw:style-name="gr5" draw:text-style-name="P3" draw:layer="layout" svg:width="0.29cm" svg:height="0.295cm" svg:x="11.379cm" svg:y="5.806cm" svg:viewBox="0 0 291 296" svg:d="M238 44c5-16 12-30 46-31 2 0 7 0 7-8-1-2 0-5-5-5-14 0-28 1-43 1-14 0-30-1-44-1-2 0-7 0-7 8 0 5 3 5 7 5 24 1 29 10 29 19 0 2-2 8-2 9-12 50-24 99-37 149-14 57-63 93-105 93-29 0-52-18-52-54 0-2 0-15 5-33 14-54 27-109 41-164 3-14 5-19 36-19 11 0 14 0 14-8 0-5-5-5-6-5-12 0-42 1-54 1s-42-1-54-1c-3 0-8 0-8 8 0 5 4 5 12 5 5 1 8 0 16 1 7 2 12 2 12 8 0 2-5 19-8 28-3 13-6 25-9 37-4 17-24 96-27 105-2 12-2 18-2 23 0 52 38 81 83 81 52 0 104-47 118-103 13-50 25-99 37-149z">
              <text:p/>
            </draw:path>
            <draw:path draw:style-name="gr5" draw:text-style-name="P3" draw:layer="layout" svg:width="0.224cm" svg:height="0.199cm" svg:x="11.659cm" svg:y="5.955cm" svg:viewBox="0 0 225 200" svg:d="M35 177c-4 10-4 12-27 12-4 0-8 0-8 6 0 5 4 5 8 5 38 0 76 0 114 0 49 0 88-34 88-62 0-22-19-40-51-42 36-7 66-29 66-55 0-22-22-41-61-41-36 0-72 0-108 0-4 0-9 0-9 6 0 4 3 4 9 4 2 0 6 0 12 1 6 0 6 1 6 3s0 3-1 8c-13 51-25 103-38 155zM81 92c6-24 12-48 18-72 3-9 3-10 15-10 15 0 30 0 45 0 30 0 38 20 38 31 0 24-28 51-68 51-16 0-32 0-48 0zM67 189c-8 0-9 0-9-2 0-1 0-3 1-6 7-27 13-55 20-82 21 0 42 0 62 0 28 0 39 20 39 36 0 29-30 54-65 54-16 0-32 0-48 0z">
              <text:p/>
            </draw:path>
            <draw:path draw:style-name="gr5" draw:text-style-name="P3" draw:layer="layout" svg:width="0.097cm" svg:height="0.418cm" svg:x="11.969cm" svg:y="5.778cm" svg:viewBox="0 0 98 419" svg:d="M98 414c0-1 0-1-7-8-53-53-66-132-66-196 0-74 16-147 67-199 6-5 6-5 6-7 0-3-2-4-5-4s-41 29-67 81c-21 47-26 94-26 129 0 32 5 83 28 130 25 51 62 79 65 79s5-1 5-5z">
              <text:p/>
            </draw:path>
            <draw:path draw:style-name="gr5" draw:text-style-name="P3" draw:layer="layout" svg:width="0.128cm" svg:height="0.266cm" svg:x="12.1cm" svg:y="5.829cm" svg:viewBox="0 0 129 267" svg:d="M77 96c13 0 26 0 39 0 9 0 13 0 13-10 0-3-4-3-12-3-12 0-24 0-37 0 16-60 17-69 17-71 0-7-5-12-12-12-1 0-13 1-17 16-5 22-11 44-16 67-13 0-26 0-39 0-8 0-13 0-13 7 0 6 4 6 12 6 12 0 25 0 37 0-31 118-32 125-32 133 0 22 15 38 38 38 43 0 67-61 67-65 0-3-3-3-5-3-3 0-4 1-6 6-18 43-40 54-55 54-8 0-13-6-13-20 0-10 1-13 3-20 10-41 20-82 31-123z">
              <text:p/>
            </draw:path>
            <draw:path draw:style-name="gr5" draw:text-style-name="P3" draw:layer="layout" svg:width="0.096cm" svg:height="0.418cm" svg:x="12.267cm" svg:y="5.778cm" svg:viewBox="0 0 97 419" svg:d="M97 210c0-33-5-84-27-131-26-51-62-79-66-79-3 0-4 1-4 4 0 2 0 2 7 10 42 41 66 108 66 196 0 71-15 144-68 198-5 5-5 5-5 6 0 4 1 5 4 5 4 0 42-29 67-81 21-47 26-94 26-128z">
              <text:p/>
            </draw:path>
          </draw:g>
        </draw:g>
        <draw:custom-shape draw:style-name="gr8" draw:text-style-name="P2" draw:layer="layout" svg:width="0.5cm" svg:height="1.2cm" svg:x="13.692cm" svg:y="1.85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9-12T08:16:01.387326725</dc:date>
    <meta:editing-duration>P1DT17H2M41S</meta:editing-duration>
    <meta:editing-cycles>68</meta:editing-cycles>
    <meta:generator>LibreOffice/24.2.5.2$Linux_X86_64 LibreOffice_project/420$Build-2</meta:generator>
    <meta:print-date>2024-09-10T08:52:33.698829119</meta:print-date>
    <meta:printed-by>PDF-Dateien</meta:printed-by>
    <meta:document-statistic meta:object-count="107"/>
  </office:meta>
</office:document-meta>
</file>